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7"/>
        <table:table-column table:style-name="co2" table:default-cell-style-name="ce7"/>
        <table:table-column table:style-name="co3" table:number-columns-repeated="5" table:default-cell-style-name="ce7"/>
        <table:table-column table:style-name="co1" table:number-columns-repeated="57" table:default-cell-style-name="ce7"/>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8"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ranger}</text:span>{|MTM1.2a|}</text:p>
          </table:table-cell>
          <table:table-cell table:number-columns-repeated="57"/>
        </table:table-row>
        <table:table-row table:style-name="ro4">
          <table:table-cell office:value-type="string" calcext:value-type="string">
            <text:p>MTM1.1</text:p>
          </table:table-cell>
          <table:table-cell table:style-name="ce8"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8"/>
          <table:table-cell table:style-name="ce8"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8"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8"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8" office:value-type="string" calcext:value-type="string">
            <text:p>BOTW2</text:p>
          </table:table-cell>
          <table:table-cell table:style-name="ce8"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8"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pick: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8" office:value-type="string" calcext:value-type="string">
            <text:p><text:span text:style-name="T1">baronclaimshometown:true&amp;character:baron&amp;</text:span>character:ranger:friend&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ranger: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8"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8" office:value-type="string" calcext:value-type="string">
            <text:p><text:span text:style-name="T1">baronclaimshometown:true&amp;character:baron&amp;</text:span>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8"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8"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8"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4">
          <table:table-cell office:value-type="string" calcext:value-type="string">
            <text:p>MF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You leave {location:current:namewiththe}.{|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9" table:number-columns-repeated="3"/>
          <table:table-cell table:number-columns-repeated="57"/>
        </table:table-row>
        <table:table-row table:style-name="ro2">
          <table:table-cell office:value-type="string" calcext:value-type="string">
            <text:p>RFW1.1</text:p>
          </table:table-cell>
          <table:table-cell table:style-name="ce8" office:value-type="string" calcext:value-type="string">
            <text:p><text:span text:style-name="T1">baronclaimshometown:true&amp;character:baron&amp;</text:span>baronchase:true&amp;squirrel:exists&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8" office:value-type="string" calcext:value-type="string">
            <text:p><text:span text:style-name="T1">baronclaimshometown:true&amp;character:baron</text:span>&amp;baronchase:true&amp;squirrel:false&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8" office:value-type="string" calcext:value-type="string">
            <text:p><text:span text:style-name="T1">baronclaimshometown:true&amp;character:baron</text:span>&amp;baronchase:true&amp;metbaronresistance:true&amp;location:current:plains</text:p>
          </table:table-cell>
          <table:table-cell table:style-name="ce8"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8" office:value-type="string" calcext:value-type="string">
            <text:p>Surrender and hope they spare your life</text:p>
          </table:table-cell>
          <table:table-cell table:style-name="ce8"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8"/>
          <table:table-cell table:style-name="ce8"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8" table:number-columns-repeated="2"/>
          <table:table-cell table:number-columns-repeated="59"/>
        </table:table-row>
        <table:table-row table:style-name="ro17">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8"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8"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31">00/00/0000</text:date>, <text:time style:data-style-name="N2" text:time-value="01:36:17.10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31T01:36:31.380000000</dc:date>
    <meta:editing-cycles>475</meta:editing-cycles>
    <meta:editing-duration>P9DT11H4M16S</meta:editing-duration>
    <meta:generator>LibreOffice/6.3.3.2$Windows_X86_64 LibreOffice_project/a64200df03143b798afd1ec74a12ab50359878ed</meta:generator>
    <meta:document-statistic meta:table-count="1" meta:cell-count="246" meta:object-count="0"/>
  </office:meta>
</office:document-meta>
</file>